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vod</text:p>
      <text:p text:style-name="Standard"/>
      <text:p text:style-name="Standard">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Standard"/>
      <text:p text:style-name="Standard">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text:s/></text:p>
      <text:p text:style-name="Standard"/>
      <text:p text:style-name="Standard">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Standard"/>
      <text:p text:style-name="Standard">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Standard"/>
      <text:p text:style-name="Standard">\section{Štruktúra práce}</text:p>
      <text:p text:style-name="Standard"/>
      <text:p text:style-name="Standard">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Standard"/>
      <text:p text:style-name="Standard">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Standard"/>
      <text:p text:style-name="Standard">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Standard"/>
      <text:p text:style-name="Standard">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Standard"/>
      <text:p text:style-name="Standard"><text:soft-page-break/></text:p>
      <text:p text:style-name="Standard"/>
      <text:p text:style-name="Standard">Modelovacie nastroje</text:p>
      <text:p text:style-name="Standard"/>
      <text:p text:style-name="Standard">\section{Business Process Modeling Notation}</text:p>
      <text:p text:style-name="Standard">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Standard"/>
      <text:p text:style-name="Standard">BPMN definuje Business Process Diagram (BPD), ktorý graficky znázorňuje postupnosti firemných procesov. Objekty zachytené v grafe reprezentujú aktivity a orientované hrany naznačujú poradie ich vykonania. </text:p>
      <text:p text:style-name="Standard"/>
      <text:p text:style-name="Standard">\subsection{Rozdelenie objektov v BPMN}</text:p>
      <text:p text:style-name="Standard">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Standard">Základne kategórie elementov sú:</text:p>
      <text:p text:style-name="Standard">\begin{itemize}</text:p>
      <text:p text:style-name="Standard"><text:s/>\item Tokové objekty (Flow Objects) </text:p>
      <text:p text:style-name="Standard"><text:s/>\item Spojovací objekty (Connecting Objects)</text:p>
      <text:p text:style-name="Standard"><text:s/>\item Plavecké dráhy <text:s/>(Swimlanes)</text:p>
      <text:p text:style-name="Standard"><text:s/>\item Artefakty (Artifacts)</text:p>
      <text:p text:style-name="Standard">\end{itemize}</text:p>
      <text:p text:style-name="Standard"/>
      <text:p text:style-name="Standard">\subsection{Tokové objekty}</text:p>
      <text:p text:style-name="Standard">Tokové objekty sú základné objekty BPD udávajú správanie firemného procesu. Definované sú tri Flow Objects: \\</text:p>
      <text:p text:style-name="Standard"/>
      <text:p text:style-name="Standard">\textbf{Udalosť (Event)}</text:p>
      <text:p text:style-name="Standard">\begin{center}\includegraphics{pic/event.png}\end{center}</text:p>
      <text:p text:style-name="Standard">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Standard">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Standard">Medziľahlé udalosti môžeme naviazať na aktivity čím určíme ich alternatívne ukončenia. Napríklad vypršanie času pre ukončenie aktivity, výskyt chyby počas behu a iné. \\ <text:s/></text:p>
      <text:p text:style-name="Standard"/>
      <text:p text:style-name="Standard">\begin{figure}[ht]</text:p>
      <text:p text:style-name="Standard"><text:s/>\centering</text:p>
      <text:p text:style-name="Standard"><text:s/>\includegraphics{pic/eventtypes.png}</text:p>
      <text:p text:style-name="Standard"><text:soft-page-break/><text:s/>\caption{Zoznam podtypov udalostí.}</text:p>
      <text:p text:style-name="Standard"><text:s/>\label{fig:evtyp}</text:p>
      <text:p text:style-name="Standard">\end{figure}</text:p>
      <text:p text:style-name="Standard"/>
      <text:p text:style-name="Standard">\textbf{Aktivita (Activity)}</text:p>
      <text:p text:style-name="Standard">\begin{center}\includegraphics{pic/activity.png}\end{center}</text:p>
      <text:p text:style-name="Standard">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Standard"/>
      <text:p text:style-name="Standard">\textbf{Brána (Gateway)}</text:p>
      <text:p text:style-name="Standard">\begin{center}\includegraphics{pic/gateway.png}\end{center}</text:p>
      <text:p text:style-name="Standard">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Standard"/>
      <text:p text:style-name="Standard">\subsection{Spojovací objekty (Connecting Objects)}</text:p>
      <text:p text:style-name="Standard">Tokové objekty sa spájajú a vytvárajú základnú kostru firemného procesu. Spojovací objekty zabezpečujú toto prepojenie a taktiež umožňujú pripájanie artefaktov. \\</text:p>
      <text:p text:style-name="Standard"/>
      <text:p text:style-name="Standard">\textbf{Sekvenční tok (Sequence Flow)}</text:p>
      <text:p text:style-name="Standard">\begin{center}\includegraphics{pic/seqflow.png}\end{center}</text:p>
      <text:p text:style-name="Standard">Sekvenční tok reprezentuje neprerušovaná čiara s vyplnenou šípkou. Vyznačuje poradie v akom sú aktivity vykonávané v procese.\\</text:p>
      <text:p text:style-name="Standard"/>
      <text:p text:style-name="Standard">\textbf{Tok sprav (Message Flow)}</text:p>
      <text:p text:style-name="Standard">\begin{center}\includegraphics{pic/msgflow.png}\end{center}</text:p>
      <text:p text:style-name="Standard">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Standard"/>
      <text:p text:style-name="Standard">\textbf{Asociácia (Association)}</text:p>
      <text:p text:style-name="Standard">\begin{center}\includegraphics{pic/association.png}\end{center}</text:p>
      <text:p text:style-name="Standard">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Standard"/>
      <text:p text:style-name="Standard">\subsection{Plavecké dráhy <text:s/>(Swimlanes)}</text:p>
      <text:p text:style-name="Standard">Plavecké dráhy sa používajú ako prostriedok pre organizáciu aktivít. Opticky sa pomocou nich oddeľujú zodpovednosti roli alebo usporiadanie činnosti v procese.\\</text:p>
      <text:p text:style-name="Standard"/>
      <text:p text:style-name="Standard">\textbf{Pool}</text:p>
      <text:p text:style-name="Standard">\begin{center}\includegraphics{pic/pool.png}\end{center}</text:p>
      <text:p text:style-name="Standard">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text:soft-page-break/>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ref{fig:polex}] \\</text:p>
      <text:p text:style-name="Standard"/>
      <text:p text:style-name="Standard">\begin{figure}[ht]</text:p>
      <text:p text:style-name="Standard"><text:s/>\centering</text:p>
      <text:p text:style-name="Standard"><text:s/>\includegraphics[width=\linewidth]{pic/poolex.png}</text:p>
      <text:p text:style-name="Standard"><text:s/>\caption{Príklad využitia poolu.}</text:p>
      <text:p text:style-name="Standard"><text:s/>\label{fig:polex}</text:p>
      <text:p text:style-name="Standard">\end{figure}</text:p>
      <text:p text:style-name="Standard"/>
      <text:p text:style-name="Standard">\textbf{Dráha (Lane)}</text:p>
      <text:p text:style-name="Standard">\begin{center}\includegraphics{pic/lane.png}\end{center}</text:p>
      <text:p text:style-name="Standard">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Standard"/>
      <text:p text:style-name="Standard">\begin{figure}[ht]</text:p>
      <text:p text:style-name="Standard"><text:s/>\centering</text:p>
      <text:p text:style-name="Standard"><text:s/>\includegraphics[width=\linewidth]{pic/laneex.png}</text:p>
      <text:p text:style-name="Standard"><text:s/>\caption{Príklad využitia dráhy.}</text:p>
      <text:p text:style-name="Standard"><text:s/>\label{fig:lanex}</text:p>
      <text:p text:style-name="Standard">\end{figure}</text:p>
      <text:p text:style-name="Standard"/>
      <text:p text:style-name="Standard">\subsection{Artefakty (Artifacts)}</text:p>
      <text:p text:style-name="Standard">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Standard"/>
      <text:p text:style-name="Standard">\textbf{Dátový objekt (Data Object)}</text:p>
      <text:p text:style-name="Standard">\begin{center}\includegraphics{pic/data.png}\end{center}</text:p>
      <text:p text:style-name="Standard">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Standard"/>
      <text:p text:style-name="Standard">\textbf{ Skupina (Group)}</text:p>
      <text:p text:style-name="Standard">\begin{center}\includegraphics{pic/group.png}\end{center}</text:p>
      <text:p text:style-name="Standard">Skupina je znázorňovaná prerušovaným obdĺžnikom a používa sa pre dokumentačné a analytické účeli. Nejak neovplyvňuje tok procesu. \\</text:p>
      <text:p text:style-name="Standard"/>
      <text:p text:style-name="Standard">\textbf{Poznámka <text:s/>(Annotation)}</text:p>
      <text:p text:style-name="Standard">\begin{center}\includegraphics{pic/annotation.png}\end{center}</text:p>
      <text:p text:style-name="Standard">Anotácia slúži na zachytenie dodatočnej textovej informácie pre čitateľa diagramu. K objektu je pripojená pomocou asociácie. \\</text:p>
      <text:p text:style-name="Standard"/>
      <text:p text:style-name="Standard">\subsection{Výužitie BPMN}</text:p>
      <text:p text:style-name="Standard">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text:soft-page-break/>informácii na rozličných úrovniach detailu. Podla miery záberu moderovaných procesov sa BPD delia na dve základné skupiny.</text:p>
      <text:p text:style-name="Standard">\begin{description}</text:p>
      <text:p text:style-name="Standard"><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eho procesu. </text:p>
      <text:p text:style-name="Standard"><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Standard">\end{description}</text:p>
      <text:p text:style-name="Standard"/>
      <text:p text:style-name="Standard">\begin{figure}[hb]</text:p>
      <text:p text:style-name="Standard"><text:s/>\centering</text:p>
      <text:p text:style-name="Standard"><text:s/>\includegraphics[width=\linewidth]{pic/hlproc.png}</text:p>
      <text:p text:style-name="Standard"><text:s/>\caption{Interný proces vysokej úrovne.}</text:p>
      <text:p text:style-name="Standard"><text:s/>\label{fig:hlproc}</text:p>
      <text:p text:style-name="Standard">\end{figure}</text:p>
      <text:p text:style-name="Standard"/>
      <text:p text:style-name="Standard">\begin{figure}[hb]</text:p>
      <text:p text:style-name="Standard"><text:s/>\centering</text:p>
      <text:p text:style-name="Standard"><text:s/>\includegraphics[width=\linewidth]{pic/subproc.png}</text:p>
      <text:p text:style-name="Standard"><text:s/>\caption{Interný proces vysokej úrovne.}</text:p>
      <text:p text:style-name="Standard"><text:s/>\label{fig:subproc}</text:p>
      <text:p text:style-name="Standard">\end{figure}</text:p>
      <text:p text:style-name="Standard"/>
      <text:p text:style-name="Standard">\section{Unified Modeling Language}</text:p>
      <text:p text:style-name="Standard">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Standard"/>
      <text:p text:style-name="Standard">\subsection{Diagram prípadov užitia}</text:p>
      <text:p text:style-name="Standard">Diagram prípadov užitia (Use Case Diagram) slúži na zachytenie základných funkčných požiadavkov, ktoré ma systém splňovať. Diagram sa skladá z troch základných častí:</text:p>
      <text:p text:style-name="Standard">\begin{description}</text:p>
      <text:p text:style-name="Standard"><text:s/>\item[Hranice systému] Vymedzujú modelovanú oblasť.</text:p>
      <text:p text:style-name="Standard"><text:s/>\item[Aktér] Predstavuje entitu (rola, systém, čas) mimo systém, ktorá so systémom spolupracuje. </text:p>
      <text:p text:style-name="Standard"><text:s/>\item[Prípad užitia] Zachytáva ucelenú funkčnú jednotku systému.</text:p>
      <text:p text:style-name="Standard">\end{description}</text:p>
      <text:p text:style-name="Standard"/>
      <text:p text:style-name="Standard">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Standard"/>
      <text:p text:style-name="Standard">\begin{figure}[hb]</text:p>
      <text:p text:style-name="Standard"><text:s/>\centering</text:p>
      <text:p text:style-name="Standard"><text:s/>\includegraphics{pic/usecaseex.png}</text:p>
      <text:p text:style-name="Standard"><text:soft-page-break/><text:s/>\caption{Príklad na diagram prípadu užitia.}</text:p>
      <text:p text:style-name="Standard"><text:s/>\label{fig:UCex}</text:p>
      <text:p text:style-name="Standard">\end{figure}</text:p>
      <text:p text:style-name="Standard"/>
      <text:p text:style-name="Standard">\subsection{Diagram tried}</text:p>
      <text:p text:style-name="Standard">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 Môžeme určiť ich smer a kardinalita. Na obrázku \ref{fig:classex} je príklad diagramu tried.\\</text:p>
      <text:p text:style-name="Standard"/>
      <text:p text:style-name="Standard">\begin{figure}[hb]</text:p>
      <text:p text:style-name="Standard"><text:s/>\centering</text:p>
      <text:p text:style-name="Standard"><text:s/>\includegraphics{pic/classex.png}</text:p>
      <text:p text:style-name="Standard"><text:s/>\caption{Príklad na diagram tried.}</text:p>
      <text:p text:style-name="Standard"><text:s/>\label{fig:classex}</text:p>
      <text:p text:style-name="Standard">\end{figure}</text:p>
      <text:p text:style-name="Standard"><text:tab/></text:p>
      <text:p text:style-name="Standard">%\subsection{Sekvenčný diagra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Modelovacie techniky</text:p>
      <text:p text:style-name="Standard"/>
      <text:p text:style-name="Standard">V súčastnosti sa pri vývoji softvérových produktov v drvivej väčšine prípadov používa objektovo orientovaná analýza a návrh. V tomto prístupe sa entity modelovaného systému reprezentujú pomocou objektov, ktoré zachytávajú ich stav, správanie sa a identitu. Pre uľahčenie zvládnutia problému sa využívajú rôzna úroveň abstrakcie. Zakrývajú sa ňou nepodstatných časti problému a sústredí sa pozornosť na podstatne aspekty. </text:p>
      <text:p text:style-name="Standard"/>
      <text:p text:style-name="P2">Pri využití objektovo orientovanej analýzy sa v najväčšej miere používajú dva modely: Vodopád a iteratívny / inkrementálny vývoj. Črty týchto modelov nájdeme vo všetkých moderných modelovacích metodikách. </text:p>
      <text:p text:style-name="P2"/>
      <text:p text:style-name="P2">\section{Vodopád}</text:p>
      <text:p text:style-name="P2">\label{sec:vod}</text:p>
      <text:p text:style-name="P2">Vodopád patrí medzi najtradičnejšie modely vývoja. Historicky je to prvá ucelené metodika pre vývoj softvéru. Definuje jasné postupy pri zvládaní projektu počas celého jeho životného cyklu. Rozdeľuje projekt na základe vykonávaných aktivít na:</text:p>
      <text:p text:style-name="P2"/>
      <text:p text:style-name="P2">\begin{itemize}</text:p>
      <text:p text:style-name="P2">\item Definovanie problému</text:p>
      <text:p text:style-name="P2">\item Analýzu a špecifikáciu požiadavkov</text:p>
      <text:p text:style-name="P2">\item Návrh</text:p>
      <text:p text:style-name="P2">\item Implementovanie </text:p>
      <text:p text:style-name="P2">\item Testovanie a integrovanie</text:p>
      <text:p text:style-name="P2">\item Údržba </text:p>
      <text:p text:style-name="P2">\end{itemize}</text:p>
      <text:p text:style-name="P2"/>
      <text:p text:style-name="P2">Tieto etapy sa zoradia za seba a postupne sa začnú sekvenčne vykonávať. Ďalšia aktivita môže začať až keď skončí predchádzajúca. Pri výskyte chyby sa projekt vracia späť do etapy, v krtej chyba vznikla a musí byť opravená. Po opravení chyby sa proces spúšťa od toho miesta kde chyba nastala.\\</text:p>
      <text:p text:style-name="P2"/>
      <text:p text:style-name="P2">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2"/>
      <text:p text:style-name="P2">Pri práci podl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 tieto ťažkosti naväzuje nakoniec problematický odhad ceny projektu.</text:p>
      <text:p text:style-name="P2"/>
      <text:p text:style-name="P2">Spôsob akým vodopád funguje prináša ešte jednu veľkú nevýhodu. Počas celej doby trvania vývoja nemá zákazník žiadnu možnosť zistiť či dodaný systém bude odpovedať jeho predstavám a zasahovať do jeho vývoja. Nemá možnosť získať funkčné podčasti systému, s ktorými môže už pracovať, ale musí čakať až na ukončenie vývoja. Po ukončení projektu ľahko nastane situácia, pri ktorej je zákazník prekvapený z výsledku ktorý obdrží. </text:p>
      <text:p text:style-name="P2"/>
      <text:p text:style-name="Standard">\section{Iteratívny / inkrementálny vývoj}</text:p>
      <text:p text:style-name="Standard">\label{sec:InIt}</text:p>
      <text:p text:style-name="Standard">Iteratívny / inkrementálny vývoj sa snaží o zníženie rizika zlyhania projektu. Celý projekt je <text:soft-page-break/>rozdelený na časti podla budúcej funkcionality systému. Pre každú čast sa vykoná analýza, návrh, implementácia a testovanie. Výsledný systém sa vybuduje z podčastí. Rozdelením projektu umožníme skoršiu detekciu chýb a hlavne nemusíme prerábať celý systém ale len čast, v ktorej sa chyba vyskytla. </text:p>
      <text:p text:style-name="Standard">Pri využití tohoto modelu vznikajú problémy s integráciou. Vzniká réžia, ktorá musí zabezpečovať funkcionalitu neúplného systému ak napríklad vytvorenie protéz. Tvorí sa priestor na vznik nových chýb pri integrácii častí systému. Okrem technických problém sa komplikuje aj časový návrh práce na projekte, lebo nie každá iterácia zaberá rovnaký čas. Úvodné iterácia sa predlžujú z analytických dôvodov aby bol nastávajúci systém dobre pochopený. Záverečné iterácie zas v sebe zahrňujú sprievodné činnosti projektu ako zaškolenie užívateľov.\\</text:p>
      <text:p text:style-name="Standard"/>
      <text:p text:style-name="Standard">Pomocou inkrementálneho vývoja je systém tvorený z nezávislých funkčných častí, ktorá sú osobitne vytvárane za pomoci vodopádu alebo iteratívneho vývoja. Celkový systém dostávame spojením jednotlivých častí do jedného celku. Inkrementálny vývoj je založený na filozofii pridávania k existujúcim častiam systému.</text:p>
      <text:p text:style-name="Standard"/>
      <text:p text:style-name="Standard">Pri <text:s/>iteratívnom vývoji sa postupuje cestou zdokonaľovania, rozširovania a opravovania už existujúceho systému. Nemalá časť kódu je ďalšími iteráciami pripisovaná prípadne umazaná a nahradená. Preferuje sa prepísanie zlého kódu namiesto jeho obchádzania. Tento postup sa v drvivej väčšine prípadov spája s inkrementálnym vývojom a veľmi dobre spolu fungujú.</text:p>
      <text:p text:style-name="Standard"/>
      <text:p text:style-name="Standard">\section{Agilné metodiky}</text:p>
      <text:p text:style-name="Standard">\label{sec:agil}</text:p>
      <text:p text:style-name="Standard"/>
      <text:p text:style-name="Standard">\section{Model Driven Architectureý}</text:p>
      <text:p text:style-name="Standard">\label{sec:mda}</text:p>
      <text:p text:style-name="Standard"/>
      <text:p text:style-name="Standard">\section{Unified Process}</text:p>
      <text:p text:style-name="Standard">\label{sec:up}</text:p>
      <text:p text:style-name="Standard"/>
      <text:p text:style-name="Standard">\section{Business Driven Development}</text:p>
      <text:p text:style-name="Standard">\label{sec:bd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3-26T21:17:55</dc:date>
    <dc:creator>Miroslav Ligas</dc:creator>
    <meta:editing-duration>PT63H03M20S</meta:editing-duration>
    <meta:editing-cycles>47</meta:editing-cycles>
    <meta:generator>OpenOffice.org/3.0$Linux OpenOffice.org_project/300m15$Build-9379</meta:generator>
    <meta:document-statistic meta:table-count="0" meta:image-count="0" meta:object-count="0" meta:page-count="8" meta:paragraph-count="160" meta:word-count="2406" meta:character-count="19183"/>
    <meta:user-defined meta:name="Info 1"/>
    <meta:user-defined meta:name="Info 2"/>
    <meta:user-defined meta:name="Info 3"/>
    <meta:user-defined meta:name="Info 4"/>
  </office:meta>
</office:document-meta>
</file>